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06BBAEF1D619AC53A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4">
      <style:paragraph-properties fo:margin-top="0cm" fo:margin-bottom="0cm" style:contextual-spacing="false"/>
      <style:text-properties officeooo:rsid="000931cd" officeooo:paragraph-rsid="000931c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>
      <style:text-properties officeooo:paragraph-rsid="000931cd"/>
    </style:style>
    <style:style style:name="P21" style:family="paragraph" style:parent-style-name="Text_20_body" style:list-style-name="L9">
      <style:paragraph-properties fo:margin-top="0cm" fo:margin-bottom="0cm" style:contextual-spacing="false"/>
      <style:text-properties officeooo:rsid="000931cd" officeooo:paragraph-rsid="000931cd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0931cd" officeooo:paragraph-rsid="000931cd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text-properties officeooo:rsid="0009ec1c" officeooo:paragraph-rsid="0009ec1c"/>
    </style:style>
    <style:style style:name="P29" style:family="paragraph" style:parent-style-name="Text_20_body" style:list-style-name="L13">
      <style:text-properties style:font-name="Liberation Serif" fo:font-size="12pt" style:font-size-asian="12pt" style:font-size-complex="12pt"/>
    </style:style>
    <style:style style:name="P30" style:family="paragraph" style:parent-style-name="Text_20_body">
      <style:text-properties style:font-name="Liberation Serif" fo:font-size="12pt" style:font-size-asian="12pt" style:font-size-complex="12pt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5">
      <style:text-properties officeooo:paragraph-rsid="0009ec1c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  <style:text-properties officeooo:paragraph-rsid="0009ec1c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>
      <style:text-properties officeooo:paragraph-rsid="0009ec1c"/>
    </style:style>
    <style:style style:name="T1" style:family="text">
      <style:text-properties officeooo:rsid="00090d7f"/>
    </style:style>
    <style:style style:name="T2" style:family="text">
      <style:text-properties officeooo:rsid="000931cd"/>
    </style:style>
    <style:style style:name="T3" style:family="text">
      <style:text-properties officeooo:rsid="0009ec1c"/>
    </style:style>
    <style:style style:name="T4" style:family="text">
      <style:text-properties fo:font-variant="normal" fo:text-transform="none" fo:color="#202122" loext:opacity="100%" style:font-name="sans-serif" fo:font-size="8pt" fo:letter-spacing="normal" fo:font-style="normal" fo:font-weight="normal"/>
    </style:style>
    <style:style style:name="T5" style:family="text">
      <style:text-properties fo:font-variant="normal" fo:text-transform="none" fo:color="#202122" loext:opacity="100%" fo:font-size="8pt" fo:letter-spacing="normal" fo:font-style="normal" fo:font-weight="normal"/>
    </style:style>
    <style:style style:name="T6" style:family="text">
      <style:text-properties fo:font-variant="normal" fo:text-transform="none" fo:color="#202122" loext:opacity="10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7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</text:span>. <text:span text:style-name="Strong_20_Emphasis">Análisis de mercado actual</text:span></text:h>
      <text:p text:style-name="Text_20_body"><text:span text:style-name="Strong_20_Emphasis">Objetivos:</text:span></text:p>
      <text:list xml:id="list3980863468" text:style-name="L1">
        <text:list-item>
          <text:p text:style-name="P3">Conocer las principales marcas y modelos de CPUs en el mercado.</text:p>
        </text:list-item>
        <text:list-item>
          <text:p text:style-name="P2">Comprender las diferencias entre gamas de procesadores para distintos tipos de usuarios (gaming, trabajo profesional, servidores, etc.).</text:p>
        </text:list-item>
      </text:list>
      <text:p text:style-name="Text_20_body"><text:span text:style-name="Strong_20_Emphasis">Actividad:</text:span></text:p>
      <text:list xml:id="list3959740476" text:style-name="L2">
        <text:list-item>
          <text:p text:style-name="P5">Investigar y comparar las principales CPUs del mercado actual. Algunas opciones incluyen los procesadores de <text:span text:style-name="Strong_20_Emphasis">Intel</text:span> (Core i9, i7, i5) y <text:span text:style-name="Strong_20_Emphasis">AMD</text:span> (Ryzen 9, 7, 5).</text:p>
        </text:list-item>
        <text:list-item>
          <text:p text:style-name="P5">Analizar benchmarks recientes y precios de las CPU.</text:p>
        </text:list-item>
        <text:list-item>
          <text:p text:style-name="P4">Crear una tabla comparativa con especificaciones clave: velocidad de reloj, núcleos, threads, caché, TDP (Thermal Design Power), tecnología de fabricación (nm).</text:p>
        </text:list-item>
      </text:list>
      <text:p text:style-name="Text_20_body"><text:span text:style-name="Strong_20_Emphasis">Preguntas de análisis:</text:span></text:p>
      <text:list xml:id="list358430875" text:style-name="L3">
        <text:list-item>
          <text:p text:style-name="P7">¿Qué diferencias encuentras entre los procesadores de Intel y AMD en términos de rendimiento y precio?</text:p>
        </text:list-item>
        <text:list-item>
          <text:p text:style-name="P6">¿Qué CPU recomendarías para gaming y cuál para uso en servidores? Justifica tu elección.</text:p>
        </text:list-item>
      </text:list>
      <text:h text:style-name="Heading_20_3" text:outline-level="3"><text:span text:style-name="T1">2</text:span>. <text:span text:style-name="Strong_20_Emphasis">Comandos para </text:span><text:span text:style-name="Strong_20_Emphasis"><text:span text:style-name="T1">visualizar</text:span></text:span><text:span text:style-name="Strong_20_Emphasis"> hardware instalado</text:span></text:h>
      <text:p text:style-name="Text_20_body"><text:span text:style-name="Strong_20_Emphasis">Objetivos:</text:span></text:p>
      <text:list xml:id="list2440350175" text:style-name="L4">
        <text:list-item>
          <text:p text:style-name="P8">Aprender a obtener información detallada sobre el CPU y hardware relacionado desde sistemas operativos como Windows y Linux.</text:p>
        </text:list-item>
      </text:list>
      <text:p text:style-name="Text_20_body"><text:span text:style-name="Strong_20_Emphasis">Comandos en Windows:</text:span></text:p>
      <text:list xml:id="list1806057995" text:style-name="L5">
        <text:list-item>
          <text:p text:style-name="P10"><text:span text:style-name="Strong_20_Emphasis"><text:span text:style-name="Source_20_Text">wmic cpu get name,CurrentClockSpeed,MaxClockSpeed,NumberOfCores,NumberOfLogicalProcessors</text:span></text:span></text:p>
          <text:list>
            <text:list-item>
              <text:p text:style-name="P10">Este comando muestra información básica sobre el procesador: nombre, velocidad actual, velocidad máxima, número de núcleos y hilos.</text:p>
            </text:list-item>
          </text:list>
        </text:list-item>
        <text:list-item>
          <text:p text:style-name="P10"><text:span text:style-name="Strong_20_Emphasis"><text:span text:style-name="Source_20_Text">msinfo32</text:span></text:span></text:p>
          <text:list>
            <text:list-item>
              <text:p text:style-name="P9">Abre la herramienta de información del sistema, donde se puede ver una lista completa del hardware instalado, incluyendo detalles del CPU.</text:p>
            </text:list-item>
          </text:list>
        </text:list-item>
      </text:list>
      <text:p text:style-name="Text_20_body"><text:span text:style-name="Strong_20_Emphasis">Comandos en Linux:</text:span></text:p>
      <text:list xml:id="list2914016699" text:style-name="L6">
        <text:list-item>
          <text:p text:style-name="P12"><text:span text:style-name="Strong_20_Emphasis"><text:span text:style-name="Source_20_Text">lscpu</text:span></text:span></text:p>
          <text:list>
            <text:list-item>
              <text:p text:style-name="P12">Muestra información detallada del procesador: arquitectura, modo de operación, núcleos por socket, threads, etc.</text:p>
            </text:list-item>
          </text:list>
        </text:list-item>
        <text:list-item>
          <text:p text:style-name="P12"><text:span text:style-name="Strong_20_Emphasis"><text:span text:style-name="Source_20_Text">cat /proc/cpuinfo</text:span></text:span></text:p>
          <text:list>
            <text:list-item>
              <text:p text:style-name="P12">Muestra información completa sobre cada núcleo del procesador, incluyendo su modelo, velocidad, caché, etc.</text:p>
            </text:list-item>
          </text:list>
        </text:list-item>
        <text:list-item>
          <text:p text:style-name="P12"><text:span text:style-name="Strong_20_Emphasis"><text:span text:style-name="Source_20_Text">dmidecode -t processor</text:span></text:span></text:p>
          <text:list>
            <text:list-item>
              <text:p text:style-name="P11">Proporciona una descripción completa del CPU y otros detalles de hardware.</text:p>
              <text:p text:style-name="P11"/>
            </text:list-item>
          </text:list>
        </text:list-item>
      </text:list>
      <text:p text:style-name="Text_20_body"><text:soft-page-break/><text:span text:style-name="Strong_20_Emphasis">Actividad:</text:span></text:p>
      <text:list xml:id="list954591932" text:style-name="L7">
        <text:list-item>
          <text:p text:style-name="P13">Ejecuta los comandos en Windows y Linux. Realiza capturas de pantalla de la información obtenida y realiza un análisis comparativo de los datos que te ofrecen ambos sistemas.</text:p>
        </text:list-item>
      </text:list>
      <text:h text:style-name="Heading_20_3" text:outline-level="3"><text:span text:style-name="T2">3. </text:span>Comparativa RISC vs CISC y Análisis del Ratio Rendimiento/Consumo </text:h>
      <text:h text:style-name="Heading_20_4" text:outline-level="4"><text:span text:style-name="Strong_20_Emphasis">Objetivo:</text:span></text:h>
      <text:p text:style-name="Text_20_body">Comprender las diferencias fundamentales entre las arquitecturas RISC (Reduced Instruction Set Computing) y CISC (Complex Instruction Set Computing) y cómo estas impactan en el rendimiento y el consumo energético de una CPU. El objetivo final es que los estudiantes puedan comparar estas arquitecturas en términos de eficiencia (rendimiento/consumo) y su aplicación en diferentes dispositivos.</text:p>
      <text:p text:style-name="P20"><text:span text:style-name="Strong_20_Emphasis">Actividad:</text:span></text:p>
      <text:list xml:id="list921666730" text:style-name="L9">
        <text:list-item>
          <text:p text:style-name="P21">Investiga y compara las características generales de los procesadores RISC vs CISC, realiza una tabla comparativa donde expongas las diferencias entre ambas arquitecturas.</text:p>
          <text:p text:style-name="P21"/>
        </text:list-item>
      </text:list>
      <text:p text:style-name="P22"><text:span text:style-name="Strong_20_Emphasis">Preguntas de análisis:</text:span></text:p>
      <text:list xml:id="list3295668290" text:style-name="L11">
        <text:list-item>
          <text:p text:style-name="P24">¿Por qué los fabricantes de móviles y tablets prefieren CPUs basadas en RISC?</text:p>
        </text:list-item>
        <text:list-item>
          <text:p text:style-name="P24">¿Qué ventajas tienen las CPUs CISC en el ámbito de los ordenadores de escritorio y portátiles?</text:p>
        </text:list-item>
        <text:list-item>
          <text:p text:style-name="P23">¿Cómo afecta la eficiencia energética de RISC en la duración de la batería de dispositivos móviles?</text:p>
        </text:list-item>
      </text:list>
      <text:h text:style-name="P1" text:outline-level="4"><text:span text:style-name="Strong_20_Emphasis">Análisis del Ratio Rendimiento/Consumo</text:span></text:h>
      <text:p text:style-name="Text_20_body"><text:span text:style-name="Strong_20_Emphasis">Objetivos:</text:span></text:p>
      <text:list xml:id="list711512817" text:style-name="L12">
        <text:list-item>
          <text:p text:style-name="P26">Evaluar cómo la arquitectura influye en el balance entre rendimiento y consumo energético.</text:p>
        </text:list-item>
        <text:list-item>
          <text:p text:style-name="P25">Comparar CPUs de distintas arquitecturas (RISC vs CISC) en términos de rendimiento por vatio consumido (performance-per-watt).</text:p>
        </text:list-item>
      </text:list>
      <text:p text:style-name="Text_20_body"><text:span text:style-name="Strong_20_Emphasis">Actividad práctica:</text:span></text:p>
      <text:list xml:id="list900887723" text:style-name="L13">
        <text:list-item>
          <text:p text:style-name="P27"><text:span text:style-name="Strong_20_Emphasis">Selección de procesadores</text:span>: <text:span text:style-name="T3">Partid de la tabla de la actividad 1 y añadid procesadores de arquitectura RISC</text:span>. Algunos ejemplos:</text:p>
          <text:list>
            <text:list-item>
              <text:p text:style-name="P28">M3 de Apple.</text:p>
            </text:list-item>
            <text:list-item>
              <text:p text:style-name="P29"><text:span text:style-name="T6">Snapdragon 8 Gen 3</text:span> de Qualcomm.</text:p>
            </text:list-item>
          </text:list>
        </text:list-item>
      </text:list>
      <text:p text:style-name="P30"><text:span text:style-name="Strong_20_Emphasis">Datos a investigar:</text:span></text:p>
      <text:list xml:id="list853041672" text:style-name="L14">
        <text:list-item>
          <text:p text:style-name="P32"><text:span text:style-name="Strong_20_Emphasis">Velocidad de reloj (GHz)</text:span>.</text:p>
        </text:list-item>
        <text:list-item>
          <text:p text:style-name="P32"><text:span text:style-name="Strong_20_Emphasis">Número de núcleos e hilos</text:span>.</text:p>
        </text:list-item>
        <text:list-item>
          <text:p text:style-name="P32"><text:span text:style-name="Strong_20_Emphasis">TDP (Thermal Design Power, o potencia de diseño térmico)</text:span>.</text:p>
        </text:list-item>
        <text:list-item>
          <text:p text:style-name="P32"><text:span text:style-name="Strong_20_Emphasis">Resultados en benchmarks</text:span> (como Cinebench, Geekbench o SPEC CPU).</text:p>
        </text:list-item>
        <text:list-item>
          <text:p text:style-name="P31"><text:span text:style-name="Strong_20_Emphasis">Consumo energético en escenarios de carga alta y baja</text:span>.</text:p>
        </text:list-item>
      </text:list>
      <text:p text:style-name="Text_20_body"/>
      <text:p text:style-name="Text_20_body"/>
      <text:p text:style-name="Text_20_body"><text:soft-page-break/><text:span text:style-name="Strong_20_Emphasis">Comparación del Ratio Rendimiento/Consumo (Performance-per-Watt):</text:span></text:p>
      <text:list xml:id="list1035501404" text:style-name="L15">
        <text:list-item>
          <text:p text:style-name="P33">Calcular el ratio rendimiento/consumo energético para cada procesador usando benchmarks y TDP como referencia.</text:p>
        </text:list-item>
        <text:list-item>
          <text:p text:style-name="P34">Fórmula básica:</text:p>
          <text:p text:style-name="P34"><draw:frame draw:style-name="fr1" draw:name="Imaxe1" text:anchor-type="char" svg:x="1.371cm" svg:y="0.141cm" svg:width="14.259cm" svg:height="1.371cm" draw:z-index="0"><draw:image xlink:href="Pictures/10000000000003F10000006BBAEF1D619AC53AD5.png" xlink:type="simple" xlink:show="embed" xlink:actuate="onLoad" draw:mime-type="image/png"/></draw:frame>​</text:p>
        </text:list-item>
      </text:list>
      <text:p text:style-name="P39"><text:span text:style-name="Strong_20_Emphasis">Ejemplo:</text:span></text:p>
      <text:list xml:id="list3540947325" text:style-name="L16">
        <text:list-item>
          <text:p text:style-name="P36">Si el <text:span text:style-name="Strong_20_Emphasis">Apple M1</text:span> tiene una puntuación de <text:span text:style-name="Strong_20_Emphasis">1500</text:span> en Cinebench (single-core) y su TDP es de <text:span text:style-name="Strong_20_Emphasis">10W</text:span>, entonces su rendimiento por vatio es: </text:p>
          <text:list>
            <text:list-item>
              <text:p text:style-name="P36">1500/10=150 puntos/vatio</text:p>
            </text:list-item>
          </text:list>
        </text:list-item>
        <text:list-item>
          <text:p text:style-name="P35">Comparar estos resultados con un procesador CISC como el <text:span text:style-name="Strong_20_Emphasis">Intel Core i7-12700K</text:span>, que puede tener una puntuación mucho mayor, pero con un TDP de <text:span text:style-name="Strong_20_Emphasis">125W</text:span>.</text:p>
        </text:list-item>
      </text:list>
      <text:p text:style-name="Text_20_body"><text:span text:style-name="Strong_20_Emphasis">Preguntas de análisis:</text:span></text:p>
      <text:list xml:id="list1556163124" text:style-name="L17">
        <text:list-item>
          <text:p text:style-name="P38">¿Qué procesador tiene el mejor ratio rendimiento/consumo? ¿Por qué?</text:p>
        </text:list-item>
        <text:list-item>
          <text:p text:style-name="P37">¿Cómo afectan estos resultados a las decisiones de diseño en dispositivos móviles frente a ordenadores de sobremesa?</text:p>
        </text:list-item>
      </text:list>
      <text:p text:style-name="P22"/>
      <text:h text:style-name="Heading_20_3" text:outline-level="3"><text:span text:style-name="T2">4</text:span>. <text:span text:style-name="Strong_20_Emphasis">Práctica con Cinebench R23</text:span></text:h>
      <text:p text:style-name="Text_20_body"><text:span text:style-name="Strong_20_Emphasis">Objetivos:</text:span></text:p>
      <text:list xml:id="list3990744882" text:style-name="L8">
        <text:list-item>
          <text:p text:style-name="P15">Realizar un benchmarking del CPU para medir el rendimiento bajo condiciones de uso intensivo.</text:p>
        </text:list-item>
        <text:list-item>
          <text:p text:style-name="P14">Comparar los resultados con benchmarks disponibles online para evaluar la competitividad de tu CPU.</text:p>
        </text:list-item>
      </text:list>
      <text:p text:style-name="Text_20_body"><text:span text:style-name="Strong_20_Emphasis">Actividad:</text:span></text:p>
      <text:list xml:id="list191522958340939" text:continue-list="list921666730" text:style-name="L9">
        <text:list-item>
          <text:p text:style-name="P17">Descarga e instala <text:span text:style-name="Strong_20_Emphasis">Cinebench R23</text:span>.</text:p>
        </text:list-item>
        <text:list-item>
          <text:p text:style-name="P17">Ejecuta el benchmark en <text:span text:style-name="Strong_20_Emphasis">modo multicore</text:span> y <text:span text:style-name="Strong_20_Emphasis">single core</text:span> para obtener los resultados de rendimiento.</text:p>
        </text:list-item>
        <text:list-item>
          <text:p text:style-name="P17">Toma nota de los valores obtenidos y compáralos con las puntuaciones típicas de tu modelo de CPU (disponibles en sitios web de benchmarking).</text:p>
        </text:list-item>
        <text:list-item>
          <text:p text:style-name="P16">Analiza los resultados: ¿Cómo se compara tu CPU en términos de rendimiento con otros procesadores? ¿El rendimiento multicore es significativamente mejor que el de single core?</text:p>
        </text:list-item>
      </text:list>
      <text:p text:style-name="Text_20_body"><text:span text:style-name="Strong_20_Emphasis">Preguntas de análisis:</text:span></text:p>
      <text:list xml:id="list3308055750" text:style-name="L10">
        <text:list-item>
          <text:p text:style-name="P19">¿Qué factores influyen en las diferencias de rendimiento entre el modo multicore y single core?</text:p>
        </text:list-item>
        <text:list-item>
          <text:p text:style-name="P18">¿Qué impacto tiene la temperatura y el sistema de refrigeración en los resultados del benchmark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5T18:40:20.914000000</meta:creation-date>
    <dc:date>2024-10-15T19:15:22.530000000</dc:date>
    <meta:editing-duration>PT4M21S</meta:editing-duration>
    <meta:editing-cycles>1</meta:editing-cycles>
    <meta:document-statistic meta:table-count="0" meta:image-count="1" meta:object-count="0" meta:page-count="3" meta:paragraph-count="76" meta:word-count="802" meta:character-count="5225" meta:non-whitespace-character-count="4544"/>
    <meta:generator>LibreOffice/7.3.3.2$Windows_X86_64 LibreOffice_project/d1d0ea68f081ee2800a922cac8f79445e4603348</meta:generator>
  </office:meta>
</office:document-meta>
</file>